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Standard">
      <style:paragraph-properties fo:margin-left="1.189cm" fo:margin-right="0cm" fo:margin-top="0cm" fo:margin-bottom="0.499cm" fo:text-indent="-1.201cm" style:auto-text-indent="false">
        <style:tab-stops/>
      </style:paragraph-properties>
    </style:style>
    <style:style style:name="P3" style:family="paragraph" style:parent-style-name="Standard">
      <style:paragraph-properties fo:margin-left="1.189cm" fo:margin-right="0cm" fo:text-indent="-1.201cm" style:auto-text-indent="false">
        <style:tab-stops/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use-window-font-color="true" style:font-name="Times New Roman1" fo:font-style="italic" style:font-style-asian="italic" style:font-style-complex="italic"/>
    </style:style>
    <style:style style:name="T4" style:family="text">
      <style:text-properties style:use-window-font-color="true" fo:font-style="italic" style:font-style-asian="italic" style:font-style-complex="italic"/>
    </style:style>
    <style:style style:name="T5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Times New Roman1" fo:font-style="italic" style:font-style-asian="italic" style:font-style-complex="italic"/>
    </style:style>
    <style:style style:name="T9" style:family="text">
      <style:text-properties fo:color="#808080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remiah 8:18-9:1</text:p>
      <text:p text:style-name="P2">8:18<text:tab/>My joy is gone, grief is upon me, my heart is sick.<text:line-break/><text:span text:style-name="T4">Cha-n'eil leigheas air mo bhròn; tha mo chridhe fo leòu an taobh a stigh dh</text:span><text:span text:style-name="T3">ì</text:span><text:span text:style-name="T4">om.</text:span><text:span text:style-name="T1"><text:line-break/></text:span><text:span text:style-name="T4">Cha-n'eil (</text:span><text:span text:style-name="T5">It is not)</text:span><text:span text:style-name="T4"> leigheas air mo bhròn; tha mo chridhe fo leòu an taobh a stigh dh</text:span><text:span text:style-name="T3">ì</text:span><text:span text:style-name="T4">om.</text:span><text:span text:style-name="T1"><text:line-break/></text:span><text:span text:style-name="T7">_ on my head ; my heart is _ _ the _ inside of me.<text:line-break/></text:span></text:p>
      <text:p text:style-name="P2">8:19<text:tab/>Hark, the cry of my poor people from far and wide in the land: "Is the LORD not in Zion? Is her King not in her?" ("Why have they provoked me to anger with their images, with their foreign idols?")<text:line-break/><text:span text:style-name="T4">Feuch, guth glaoidh nighinn mo shluaigh, o thàr cheiu: Nach 'eil an Tighearn ann an Sion? nach 'eil a ràgh innte? c'ar son ma ta 'bhrosnuich iad mise gu feirg le'n dealbhan snaidhte, agus le'n dàomhanasaibh coimheach?</text:span><text:span text:style-name="T1"><text:line-break/></text:span><text:span text:style-name="T7">Behold, _ _ _ my _, _ _ _: Is not the LORD in Zion? Is not going in her? Because then they _ me _ _ _ making _, and _ _ _</text:span></text:p>
      <text:p text:style-name="P2">8:20 "The harvest is past, the summer is ended, and we are not saved."<text:line-break/><text:span text:style-name="T4">Chaidh am fogharadh seachad, tha'n samhradh thairis, ach cha-n'eil sinne air ar saoradh. </text:span><text:span text:style-name="T1"><text:line-break/></text:span><text:span text:style-name="T7">The _ went _ , the summer is _, but we are not saved.</text:span></text:p>
      <text:p text:style-name="P2">8:21 For the hurt of my poor people I am hurt, I mourn, and dismay has taken hold of me.<text:line-break/><text:span text:style-name="T4">Air son leòin nighinn mo shhiaigh, tlia mise air mo leòn; tlia mi dubh-bhrònach; rinn uamhuun mo ghlacadh.</text:span><text:span text:style-name="T6"><text:line-break/></text:span><text:span text:style-name="T7">Thus _ _ my </text:span></text:p>
      <text:p text:style-name="P2">8:22 Is there no balm in Gilead? Is there no physician there? Why then has the health of my poor people not been restored?<text:line-break/><text:span text:style-name="T4">Nach 'eil ioc-shlàint ann an Gilead? nach 'eil lÃ¨igh an sin? C'ar son, ma ta, nach h-aiscag do nighinn mo 'eil slàinte air shluaigh-sa?</text:span><text:span text:style-name="T6"><text:line-break/></text:span><text:span text:style-name="T7">x</text:span></text:p>
      <text:p text:style-name="P2">9:1<text:tab/>O that my head were a spring of water, and my eyes a fountain of tears, so that I might weep day and night for the slain of my poor people!<text:line-break/><text:span text:style-name="T1">OCH nach b'uisge mo cheann,agus nach bu tobar dheur mo siiàiilean, a chura gu'n guilinn a là agus a dl oidhche air son nminntir mharbhta nighinn mo sliluaigh!</text:span><text:span text:style-name="T6"><text:line-break/></text:span><text:span text:style-name="T7">x</text:span></text:p>
      <text:p text:style-name="P2"><text:bookmark text:name="psalm_reading"/>Psalm 79:1-9</text:p>
      <text:p text:style-name="P2">79:1<text:tab/>O God, the nations have come into your inheritance; they have defiled your holy temple; they have laid Jerusalem in ruins.<text:line-break/><text:span text:style-name="T4">A DHE, thàinig na cinnich a steach do d' oighreachd; thruaill iad do theampull naomh; dh'fhàg iad lerusalem 'n a càrnaibh.</text:span><text:span text:style-name="T6"><text:line-break/></text:span><text:span text:style-name="T7">x</text:span></text:p>
      <text:p text:style-name="P2">79:2 They have given the bodies of your servants to the birds of the air for food, the flesh of your faithful to the wild animals of the earth.<text:line-break/><text:soft-page-break/><text:span text:style-name="T1">Thug iad cuirp do sheirbhiseach mar bhiadh do eunlaith nan speur, feoil do naomh do fhiadh-</text:span><text:span text:style-name="T1">bheathaichibh na talmhainn.<text:line-break/></text:span><text:span text:style-name="T2">x</text:span></text:p>
      <text:p text:style-name="P2">79:3 They have poured out their blood like water all around Jerusalem, and there was no one to bury them.<text:line-break/><text:span text:style-name="T4">Dhòirt iad am fuil mar uisge timchioll lerusaleim, agus cha robh neach gu'n adhlacadh.</text:span><text:span text:style-name="T1"><text:line-break/></text:span><text:span text:style-name="T7">x</text:span></text:p>
      <text:p text:style-name="P2">79:4 We have become a taunt to our neighbors, mocked and derided by those around us.<text:line-break/><text:span text:style-name="T4">Tha sinn 'n ar masladh d'ar coimhearsnaich, 'n ar n-aobhar fanoid agus magaidh dhoibhsan a tha mu'n cuairt oirnn.</text:span><text:span text:style-name="T1"><text:line-break/></text:span><text:span text:style-name="T7">x</text:span></text:p>
      <text:p text:style-name="P2">79:5 How long, O LORD? Will you be angry forever? Will your jealous wrath burn like fire?<text:line-break/><text:span text:style-name="T4">Cia fhad, a Thighearn', a bhitheas fearg ort? gu bràith an las d'eud mar theine?</text:span><text:span text:style-name="T1"><text:line-break/></text:span><text:span text:style-name="T7">x</text:span></text:p>
      <text:p text:style-name="P2">79:6 Pour out your anger on the nations that do not know you, and on the kingdoms that do not call on your name. <text:line-break/><text:span text:style-name="T4">Dòirt do chorruich air na cinnich aig nach 'eil eòlas ort, agus air na ràoghachdaibh nach gairm air d'ainm</text:span><text:span text:style-name="T1"><text:line-break/></text:span><text:span text:style-name="T7">x</text:span></text:p>
      <text:p text:style-name="P2">79:7 For they have devoured Jacob and laid waste his habitation.<text:line-break/><text:span text:style-name="T4">Oir chuir iad as do lacob, agus rinn iad 'àite-còmhnuidh 'n a fhàsach.</text:span><text:span text:style-name="T1"><text:line-break/></text:span><text:span text:style-name="T7">x</text:span></text:p>
      <text:p text:style-name="P2">79:8 Do not remember against us the iniquities of our ancestors; let your compassion come speedily to meet us, for we are brought very low.<text:line-break/><text:span text:style-name="T4">Na cuimhnich thusa 'n ar n-aghaidh ar n-euceartan roimhe so: gu luath gabhadh do thròcairean romhainn; oir thugadh gu ro àosal sinn.</text:span><text:span text:style-name="T1"><text:line-break/></text:span><text:span text:style-name="T7">x</text:span></text:p>
      <text:p text:style-name="P2">79:9 Help us, O God of our salvation, for the glory of your name; deliver us, and forgive our sins, for your name's sake.<text:line-break/><text:span text:style-name="T4">Cuidich leinn, a Dh</text:span><text:span text:style-name="T3">é</text:span><text:span text:style-name="T4"> ar slàinte, air sgàth glòire d'ainme; agus teasairg sinn, agus glan ar peacaidh uainn air son d'ainme f</text:span><text:span text:style-name="T3">é</text:span><text:span text:style-name="T4">in.</text:span><text:span text:style-name="T1"><text:line-break/></text:span><text:span text:style-name="T7">x</text:span></text:p>
      <text:p text:style-name="P2"><text:bookmark text:name="hebrew_oth_reading"/>Amos 8:4-7</text:p>
      <text:p text:style-name="P2">8:4 Hear this, you that trample on the needy, and bring to ruin the poor of the land,<text:line-break/><text:span text:style-name="T1">x<text:line-break/></text:span><text:span text:style-name="T2">x</text:span></text:p>
      <text:p text:style-name="P2">8:5 saying, "When will the new moon be over so that we may sell grain; and the sabbath, so that we may offer wheat for sale? We will make the ephah small and the shekel great, and practice deceit <text:soft-page-break/><text:span text:style-name="T1">x<text:line-break/></text:span><text:span text:style-name="T2">x</text:span></text:p>
      <text:p text:style-name="P2">8:6 buying the poor for silver and the needy for a pair of sandals, and selling the sweepings of the wheat."<text:line-break/><text:span text:style-name="T1">x<text:line-break/></text:span><text:span text:style-name="T2">x</text:span></text:p>
      <text:p text:style-name="P2">8:7 The LORD has sworn by the pride of Jacob: Surely I will never forget any of their deeds.</text:p>
      <text:p text:style-name="P2"><text:bookmark text:name="psalm_oth_reading"/>Psalm 113</text:p>
      <text:p text:style-name="P2">113:1 Praise the LORD! Praise, O servants of the LORD; praise the name of the LORD.<text:line-break/><text:span text:style-name="T1">x<text:line-break/></text:span><text:span text:style-name="T2">x</text:span></text:p>
      <text:p text:style-name="P2">113:2 Blessed be the name of the LORD from this time on and forevermore.<text:line-break/><text:span text:style-name="T1">x<text:line-break/></text:span><text:span text:style-name="T2">x</text:span></text:p>
      <text:p text:style-name="P2">113:3 From the rising of the sun to its setting the name of the LORD is to be praised.<text:line-break/><text:span text:style-name="T1">x<text:line-break/></text:span><text:span text:style-name="T2">x</text:span></text:p>
      <text:p text:style-name="P2">113:4 The LORD is high above all nations, and his glory above the heavens.<text:line-break/><text:span text:style-name="T1">x<text:line-break/></text:span><text:span text:style-name="T2">x</text:span></text:p>
      <text:p text:style-name="P2">113:5 Who is like the LORD our God, who is seated on high,<text:line-break/><text:span text:style-name="T1">x<text:line-break/></text:span><text:span text:style-name="T2">x</text:span></text:p>
      <text:p text:style-name="P2">113:6 who looks far down on the heavens and the earth?<text:line-break/><text:span text:style-name="T1">x<text:line-break/></text:span><text:span text:style-name="T2">x</text:span></text:p>
      <text:p text:style-name="P2">113:7 He raises the poor from the dust, and lifts the needy from the ash heap,<text:line-break/><text:span text:style-name="T1">x<text:line-break/></text:span><text:span text:style-name="T2">x</text:span></text:p>
      <text:p text:style-name="P2">113:8 to make them sit with princes, with the princes of his people.<text:line-break/><text:span text:style-name="T1">x<text:line-break/></text:span><text:span text:style-name="T2">x</text:span></text:p>
      <text:p text:style-name="P2">113:9 He gives the barren woman a home, making her the joyous mother of children. Praise the LORD!</text:p>
      <text:p text:style-name="P2"><text:bookmark text:name="epistle_reading"/>1 Timothy 2:1-7</text:p>
      <text:p text:style-name="P2"><text:soft-page-break/>2:1 First of all, then, I urge that supplications, prayers, intercessions, and thanksgivings be made for everyone,<text:line-break/><text:span text:style-name="T9">THA mi ag iarraidh uime sin, roimh na h-uile nithibh, gu'n deanar athchuinge, urnuighean, eadar-ghuidhe, agus breith- buidheachais air son nan uile dhaoine:</text:span><text:span text:style-name="T1"><text:line-break/></text:span><text:span text:style-name="T2">x</text:span></text:p>
      <text:p text:style-name="P2">2:2 for kings and all who are in high positions, so that we may lead a quiet and peaceable life in all godliness and dignity.<text:line-break/><text:span text:style-name="T4">Air son r</text:span><text:span text:style-name="T3">ì</text:span><text:span text:style-name="T4">ghrean, agus air son nan uile a tha ann an </text:span><text:span text:style-name="T3">ù</text:span><text:span text:style-name="T4">ghdarras : chum gu'n caith sinn ar beatha gu foisneach agus gu s</text:span><text:span text:style-name="T3">ì</text:span><text:span text:style-name="T4">ochail, anns an uile dhiadhachd agus chiatachd.</text:span><text:span text:style-name="T1"><text:line-break/></text:span><text:span text:style-name="T7">x</text:span></text:p>
      <text:p text:style-name="P2">2:3 This is right and is acceptable in the sight of God our Savior,<text:line-break/><text:span text:style-name="T4">Oir tha so maith agus taitneach 'am fianuis Dh</text:span><text:span text:style-name="T3">é</text:span><text:span text:style-name="T4">¨ ar Slànuidhir:</text:span><text:span text:style-name="T1"><text:line-break/></text:span><text:span text:style-name="T7">x</text:span></text:p>
      <text:p text:style-name="P2">2:4 who desires everyone to be saved and to come to the knowledge of the truth.<text:line-break/><text:span text:style-name="T4">Neach leis an àill na h-uile dhaoine 'bhi air an tearnadh, agus iad a theachd chum eòlas na f</text:span><text:span text:style-name="T3">ì</text:span><text:span text:style-name="T4">rinn.</text:span><text:span text:style-name="T1"><text:line-break/></text:span><text:span text:style-name="T7">x</text:span></text:p>
      <text:p text:style-name="P2">2:5 For there is one God; there is also one mediator between God and humankind, Christ Jesus, himself human,<text:line-break/><text:span text:style-name="T4">Oir is aon Dia a tha ann, agus aon eadar-mheadhonair eadar Dia agus daoine, an duine losa Criosd;</text:span><text:span text:style-name="T1"><text:line-break/></text:span><text:span text:style-name="T7">x</text:span></text:p>
      <text:p text:style-name="P2">2:6 who gave himself a ransom for all--this was attested at the right time.<text:line-break/><text:span text:style-name="T4">A thug e f</text:span><text:span text:style-name="T3">è</text:span><text:span text:style-name="T4">in 'n a </text:span><text:span text:style-name="T3">è</text:span><text:span text:style-name="T4">iric air son nan uile, mar fhianuis ann an àm iomchuidh;</text:span><text:span text:style-name="T1"><text:line-break/></text:span><text:span text:style-name="T7">x</text:span></text:p>
      <text:p text:style-name="P2">2:7 For this I was appointed a herald and an apostle (I am telling the truth, I am not lying), a teacher of the Gentiles in faith and truth.<text:line-break/><text:span text:style-name="T4">Chum an d'orduicheadh mise a'm' shearmonaiche, agus a'm' abstol, (tha mi a' labhairt na f</text:span><text:span text:style-name="T3">ì</text:span><text:span text:style-name="T4">riun ann an Criosd, cha-n'eil mi a' deanamh breige.) 'am fhear-teagaisg nan Cinneach ann an creidimh agus ann am f</text:span><text:span text:style-name="T3">ì</text:span><text:span text:style-name="T4">rinn. </text:span><text:span text:style-name="T1"><text:line-break/></text:span><text:span text:style-name="T7">x</text:span></text:p>
      <text:p text:style-name="P3"><text:bookmark text:name="gospel_reading"/>Luke 16:1-13</text:p>
      <text:p text:style-name="P3">16:1 Then Jesus said to the disciples, "There was a rich man who had a manager, and charges were brought to him that this man was squandering his property.<text:line-break/><text:span text:style-name="T1">AGUS thubhairt e mar an ceudna r'a dheisciobluibh, Bha duine saoibhir àraidh ann aig an robh sti</text:span><text:span text:style-name="T8">ù</text:span><text:span text:style-name="T1">bhard ; agus chasaideadh ris e, mar neach a bha 'deanamh ana-caithidh air a mhaoin.<text:line-break/></text:span><text:span text:style-name="T7">x</text:span></text:p>
      <text:p text:style-name="P3">16:2 So he summoned him and said to him, 'What is this that I hear about you? Give me an accounting of your management, because you cannot be my manager any longer.'<text:line-break/><text:span text:style-name="T1">Agus ghairm se e, agus thubhairt e ris, Ciod e so a tha mi 'cluinntinn mu d' thimchioll à thoir cunntas air do sti</text:span><text:span text:style-name="T8">ù</text:span><text:span text:style-name="T1">bhardachd; oir cha-n fheud thu bhi ni's faide a'd' sti</text:span><text:span text:style-name="T8">ù</text:span><text:span text:style-name="T1">bhard.<text:line-break/></text:span><text:soft-page-break/><text:span text:style-name="T7">x</text:span></text:p>
      <text:p text:style-name="P3">16:3 Then the manager said to himself, 'What will I do, now that my master is taking the position away from me? I am not strong enough to dig, and I am ashamed to beg.<text:line-break/><text:span text:style-name="T1">An sin thubhairt an sti</text:span><text:span text:style-name="T8">ù</text:span><text:span text:style-name="T1">bhard ann f</text:span><text:span text:style-name="T8">é</text:span><text:span text:style-name="T1">in, Ciod a ni mi ? oir tha mo mhaighstir a' toirt na sti</text:span><text:span text:style-name="T8">ù</text:span><text:span text:style-name="T1">bhardachd uam : cha-n urrainn mi ruamhar a dheanamh, is nàr leam d</text:span><text:span text:style-name="T8">é</text:span><text:span text:style-name="T1">ire iarraidh.<text:line-break/></text:span><text:span text:style-name="T7">x</text:span></text:p>
      <text:p text:style-name="P3">16:4 I have decided what to do so that, when I am dismissed as manager, people may welcome me into their homes.'<text:line-break/><text:span text:style-name="T1">Tha fios agam ciod a ni mi, chum an uair a chuirear as an sti</text:span><text:span text:style-name="T8">ù</text:span><text:span text:style-name="T1">bhardachd mi, gu'n gabh iad a steach d'an tighibh mi.<text:line-break/></text:span><text:span text:style-name="T7">x</text:span></text:p>
      <text:p text:style-name="P3">16:5 So, summoning his master's debtors one by one, he asked the first, 'How much do you owe my master?'<text:line-break/><text:span text:style-name="T1">Agus air dha gach aon diubhsan air an robh fiachan aig a Thighearn a ghairm d'a ionnsuidh, thubhairt e ris a' cheud fhear, Cia meud a tha aig mo Thighearn ortsa?<text:line-break/></text:span><text:span text:style-name="T7">x</text:span></text:p>
      <text:p text:style-name="P3">16:6 He answered, 'A hundred jugs of olive oil.' He said to him, 'Take your bill, sit down quickly, and make it fifty.'<text:line-break/><text:span text:style-name="T1">Agus thubhairt esan,Ceud tomhas olaidh. Agus thubhairt e ris, Gabh do sgr</text:span><text:span text:style-name="T8">ì</text:span><text:span text:style-name="T1">obhadh, agus suidh s</text:span><text:span text:style-name="T8">ì</text:span><text:span text:style-name="T1">os gu h-ealamh, agus sgr</text:span><text:span text:style-name="T8">ì</text:span><text:span text:style-name="T1">obh leth-cheud.<text:line-break/></text:span><text:span text:style-name="T7">x</text:span></text:p>
      <text:p text:style-name="P3">16:7 Then he asked another, 'And how much do you owe?' He replied, 'A hundred containers of wheat.' He said to him, 'Take your bill and make it eighty.'<text:line-break/><text:span text:style-name="T1">An sin thubhairt e ri fear eile, Agus cia meud a tha aig ortsa? Agus thubhairt esan, Ceud tomhas cruithneachd. Agus thubhairteris.Gabh do sgrìobhadh, agus sgrìobh ceithir fichead.<text:line-break/></text:span><text:span text:style-name="T7">x</text:span></text:p>
      <text:p text:style-name="P3">16:8 And his master commended the dishonest manager because he had acted shrewdly; for the children of this age are more shrewd in dealing with their own generation than are the children of light.<text:line-break/><text:span text:style-name="T1">Agus mhol an Tighearn an stiùbhard eucoiach, a chionn gu'n d'rinn e gu glic: oir tha clann an t-saogliail so 'n an ginealach fèin ni's glice na clann an t-soluis.<text:line-break/></text:span><text:span text:style-name="T7">x</text:span></text:p>
      <text:p text:style-name="P3">16:9 And I tell you, make friends for yourselves by means of dishonest wealth so that when it is gone, they may welcome you into the eternal homes.<text:line-break/><text:span text:style-name="T1">Agus tha mise ag ràdh ribh, Deanaibh dhuibh fèin càirdean le Mamon na h-eucorach ; chum an uair a shiubhlas sibh, gu'n gabhar sibh do àitibh-còmhnuidh sìorruidh.<text:line-break/></text:span><text:span text:style-name="T7">x</text:span></text:p>
      <text:p text:style-name="P3">16:10 "Whoever is faithful in a very little is faithful also in much; and whoever is dishonest in a very little is dishonest also in much.<text:line-break/><text:span text:style-name="T1">An ti a tha fìrinneach anns an ni a's lugha, tha e firinneach mar an ceudna ann ara mòran ; agus an ti a tha encorach anns an ni a's lugha, tha e eucorach ann am mòrau mar an ceudna.<text:line-break/></text:span><text:span text:style-name="T7">x</text:span></text:p>
      <text:p text:style-name="P3">16:11 If then you have not been faithful with the dishonest wealth, who will entrust to you the true riches?<text:line-break/><text:span text:style-name="T1">Air an aobhar sin mur robh sibh fìrinneach anns an t-saoibhreas eucorach, cò a dh'earbas ribh an saoibhreas fìor?<text:line-break/></text:span><text:span text:style-name="T7">x</text:span></text:p>
      <text:p text:style-name="P3">16:12 And if you have not been faithful with what belongs to another, who will give you what is your own?<text:line-break/><text:soft-page-break/><text:span text:style-name="T1">Agus mur robh sibh fìrinneach ann an cuid duine eile, cò a bheir dhuibh an ui a's leibh fèin?<text:line-break/></text:span><text:span text:style-name="T7">x</text:span></text:p>
      <text:p text:style-name="P3">16:13 No slave can serve two masters; for a slave will either hate the one and love the other, or be devoted to the one and despise the other. You cannot serve God and wealth."<text:line-break/><text:span text:style-name="T1">Cha-n'eil seirbhiseach sam bith comasach air seirbhis a dheanamh do dhà thighearn; oir au dara cuid fuathaichidh e aon diubh, agas bheir e gràdh do'n fhear eile; no gabhaidh e le aon diubh agus ni e tàir air an fheareile. Cha-n'eil sibh comasach air seirbhis a dheanamh do Dhia agus do Mhamon.<text:line-break/></text:span><text:span text:style-name="T7">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Marginalia" style:family="paragraph" style:parent-style-name="Text_20_body" style:class="text">
      <style:paragraph-properties fo:margin="100%" fo:margin-left="0cm" fo:margin-right="0cm" fo:margin-top="0cm" fo:margin-bottom="0cm" fo:text-indent="0cm" style:auto-text-indent="false"/>
      <style:text-properties fo:font-size="9pt" fo:font-style="italic"/>
    </style:style>
    <style:style style:name="Verses" style:family="paragraph" style:parent-style-name="Text_20_body" style:class="text">
      <style:paragraph-properties fo:margin="100%" fo:margin-left="1.251cm" fo:margin-right="0cm" fo:margin-top="0cm" fo:margin-bottom="0cm" fo:text-indent="-1.251cm" style:auto-text-indent="false">
        <style:tab-stops/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mela Mclean</meta:initial-creator>
    <meta:creation-date>2013-09-15T12:50:52.50</meta:creation-date>
    <dc:date>2013-10-10T06:08:13</dc:date>
    <dc:creator>Pamela Mclean</dc:creator>
    <meta:editing-duration>P1DT13H25M33S</meta:editing-duration>
    <meta:editing-cycles>5</meta:editing-cycles>
    <meta:generator>OpenOffice.org/3.4.1$Win32 OpenOffice.org_project/341m1$Build-9593</meta:generator>
    <meta:document-statistic meta:table-count="0" meta:image-count="0" meta:object-count="0" meta:page-count="6" meta:paragraph-count="54" meta:word-count="2041" meta:character-count="10649"/>
  </office:meta>
</office:document-meta>
</file>